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Helv" svg:font-family="Helv" style:font-family-generic="swiss" style:font-pitch="variable"/>
  </office:font-face-decls>
  <office:automatic-styles>
    <style:style style:name="Tabelle1" style:family="table">
      <style:table-properties style:width="14.933cm" fo:margin-left="0.014cm" table:align="left"/>
    </style:style>
    <style:style style:name="Tabelle1.A" style:family="table-column">
      <style:table-column-properties style:column-width="2.752cm"/>
    </style:style>
    <style:style style:name="Tabelle1.B" style:family="table-column">
      <style:table-column-properties style:column-width="12.181cm"/>
    </style:style>
    <style:style style:name="Tabelle1.A1" style:family="table-cell">
      <style:table-cell-properties fo:padding="0cm" fo:border="0.75pt solid #000000"/>
    </style:style>
    <style:style style:name="Tabelle2" style:family="table">
      <style:table-properties style:width="14.933cm" fo:margin-left="0.014cm" table:align="left"/>
    </style:style>
    <style:style style:name="Tabelle2.A" style:family="table-column">
      <style:table-column-properties style:column-width="2.805cm"/>
    </style:style>
    <style:style style:name="Tabelle2.B" style:family="table-column">
      <style:table-column-properties style:column-width="12.129cm"/>
    </style:style>
    <style:style style:name="Tabelle2.A1" style:family="table-cell">
      <style:table-cell-properties fo:padding="0cm" fo:border="0.75pt solid #000000"/>
    </style:style>
    <style:style style:name="Tabelle2.A2" style:family="table-cell">
      <style:table-cell-properties fo:padding="0cm" fo:border-left="0.75pt solid #000000" fo:border-right="0.75pt solid #000000" fo:border-top="0.75pt solid #000000" fo:border-bottom="none"/>
    </style:style>
    <style:style style:name="Tabelle2.A3" style:family="table-cell">
      <style:table-cell-properties fo:padding="0cm" fo:border-left="0.75pt solid #000000" fo:border-right="0.75pt solid #000000" fo:border-top="none" fo:border-bottom="0.75pt solid #000000"/>
    </style:style>
    <style:style style:name="P1" style:family="paragraph" style:parent-style-name="Standard">
      <style:paragraph-properties fo:margin-top="0.423cm" fo:margin-bottom="0.212cm" loext:contextual-spacing="false" fo:line-height="100%" fo:text-align="center" style:justify-single-word="false" style:text-autospace="none"/>
    </style:style>
    <style:style style:name="P2" style:family="paragraph" style:parent-style-name="Standard">
      <style:paragraph-properties fo:margin-top="0.423cm" fo:margin-bottom="0.212cm" loext:contextual-spacing="false" fo:line-height="100%" style:text-autospace="none"/>
      <style:text-properties fo:color="#000000" style:font-name="Helv" fo:font-size="12pt" fo:language="de" fo:country="DE" fo:font-weight="bold" style:font-size-asian="12pt" style:font-weight-asian="bold" style:font-name-complex="Helv" style:font-size-complex="12pt" style:font-weight-complex="bold"/>
    </style:style>
    <style:style style:name="P3" style:family="paragraph" style:parent-style-name="Header">
      <style:text-properties fo:language="de" fo:country="DE"/>
    </style:style>
    <style:style style:name="P4" style:family="paragraph" style:parent-style-name="Standard">
      <style:paragraph-properties fo:margin-top="0cm" fo:margin-bottom="0cm" loext:contextual-spacing="false"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5" style:family="paragraph" style:parent-style-name="Standard">
      <style:paragraph-properties fo:margin-top="0cm" fo:margin-bottom="0cm" loext:contextual-spacing="false" fo:line-height="100%" style:text-autospace="none"/>
      <style:text-properties fo:color="#000000" style:font-name="Helv" fo:font-size="10pt" fo:language="de" fo:country="DE" fo:font-weight="normal" officeooo:paragraph-rsid="000575bf" style:font-size-asian="10pt" style:font-weight-asian="normal" style:font-name-complex="Helv" style:font-size-complex="10pt" style:font-weight-complex="normal"/>
    </style:style>
    <style:style style:name="P6" style:family="paragraph" style:parent-style-name="Standard">
      <style:paragraph-properties fo:margin-top="0cm" fo:margin-bottom="0cm" loext:contextual-spacing="false" fo:line-height="100%" style:text-autospace="none"/>
      <style:text-properties fo:color="#000000" style:font-name="Helv" fo:font-size="10pt" fo:language="de" fo:country="DE" fo:font-weight="bold" style:font-size-asian="10pt" style:font-weight-asian="bold" style:font-name-complex="Helv" style:font-size-complex="10pt" style:font-weight-complex="bold"/>
    </style:style>
    <style:style style:name="P7" style:family="paragraph" style:parent-style-name="Standard">
      <style:paragraph-properties fo:margin-top="0cm" fo:margin-bottom="0cm" loext:contextual-spacing="false" fo:line-height="100%" style:text-autospace="none"/>
      <style:text-properties fo:color="#000000" style:font-name="Helv" fo:font-size="10pt" fo:language="de" fo:country="DE" style:font-size-asian="10pt" style:font-name-complex="Helv" style:font-size-complex="10pt"/>
    </style:style>
    <style:style style:name="P8" style:family="paragraph" style:parent-style-name="Standard">
      <style:paragraph-properties fo:margin-top="0cm" fo:margin-bottom="0cm" loext:contextual-spacing="false" fo:line-height="100%" style:text-autospace="none"/>
      <style:text-properties fo:color="#000000" style:font-name="Helv" fo:font-size="12pt" fo:language="de" fo:country="DE" fo:font-weight="bold" style:font-size-asian="12pt" style:font-weight-asian="bold" style:font-name-complex="Helv" style:font-size-complex="12pt" style:font-weight-complex="bold"/>
    </style:style>
    <style:style style:name="P9" style:family="paragraph" style:parent-style-name="Standard">
      <style:paragraph-properties fo:margin-top="0cm" fo:margin-bottom="0cm" loext:contextual-spacing="false" fo:line-height="100%" style:text-autospace="none"/>
      <style:text-properties fo:color="#000000" style:font-name="Helv" fo:font-size="14pt" fo:language="de" fo:country="DE" fo:font-weight="bold" style:font-size-asian="14pt" style:font-weight-asian="bold" style:font-name-complex="Helv" style:font-size-complex="14pt" style:font-weight-complex="bold" style:font-relief="engraved"/>
    </style:style>
    <style:style style:name="P10" style:family="paragraph" style:parent-style-name="Standard">
      <style:paragraph-properties fo:margin-top="0cm" fo:margin-bottom="0cm" loext:contextual-spacing="false"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fo:font-size="10pt" fo:language="de" fo:country="DE" style:font-size-asian="10pt" style:font-name-complex="Courier" style:font-size-complex="10pt"/>
    </style:style>
    <style:style style:name="P11" style:family="paragraph" style:parent-style-name="Standard">
      <style:paragraph-properties fo:margin-top="0cm" fo:margin-bottom="0cm" loext:contextual-spacing="false" fo:line-height="100%" style:text-autospace="none"/>
      <style:text-properties fo:color="#000000" style:font-name="Courier" fo:font-size="10pt" fo:language="de" fo:country="DE" style:font-size-asian="10pt" style:font-name-complex="Courier" style:font-size-complex="10pt"/>
    </style:style>
    <style:style style:name="P12"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style>
    <style:style style:name="P13"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de" fo:country="DE" fo:font-weight="bold" style:font-size-asian="10pt" style:font-weight-asian="bold" style:font-name-complex="Helv" style:font-size-complex="10pt" style:font-weight-complex="bold"/>
    </style:style>
    <style:style style:name="P14"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de" fo:country="DE" style:font-size-asian="10pt" style:font-name-complex="Helv" style:font-size-complex="10pt"/>
    </style:style>
    <style:style style:name="P15" style:family="paragraph" style:parent-style-name="Standard">
      <style:paragraph-properties fo:margin-left="0.026cm" fo:margin-right="0cm" fo:margin-top="0cm" fo:margin-bottom="0cm" loext:contextual-spacing="false" fo:line-height="100%" fo:text-align="center" style:justify-single-word="false" fo:keep-together="always" fo:text-indent="0cm" style:auto-text-indent="false" fo:keep-with-next="always" style:text-autospace="none">
        <style:tab-stops/>
      </style:paragraph-properties>
      <style:text-properties fo:color="#000000" style:font-name="Helv" fo:font-size="14pt" fo:language="de" fo:country="DE" fo:font-weight="bold" style:font-size-asian="14pt" style:font-weight-asian="bold" style:font-name-complex="Helv" style:font-size-complex="14pt" style:font-weight-complex="bold" style:font-relief="engraved"/>
    </style:style>
    <style:style style:name="P16" style:family="paragraph" style:parent-style-name="Standard">
      <style:paragraph-properties fo:margin-top="0.423cm" fo:margin-bottom="0.423cm" loext:contextual-spacing="false" fo:line-height="100%" style:text-autospace="none"/>
      <style:text-properties fo:color="#000000" style:font-name="Helv" fo:font-size="10pt" fo:language="de" fo:country="DE" fo:font-weight="bold" style:font-size-asian="10pt" style:font-weight-asian="bold" style:font-name-complex="Helv" style:font-size-complex="10pt" style:font-weight-complex="bold"/>
    </style:style>
    <style:style style:name="P17" style:family="paragraph" style:parent-style-name="Standard">
      <style:paragraph-properties fo:margin-left="0.03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de" fo:country="DE" style:font-size-asian="10pt" style:font-name-complex="Helv" style:font-size-complex="10pt"/>
    </style:style>
    <style:style style:name="P18" style:family="paragraph" style:parent-style-name="Standard" style:master-page-name="MP0">
      <style:paragraph-properties fo:margin-top="0.423cm" fo:margin-bottom="0.212cm" loext:contextual-spacing="false" fo:line-height="100%" style:page-number="auto" fo:break-before="page" style:text-autospace="none"/>
      <style:text-properties fo:color="#000000" style:font-name="Helv" fo:font-size="12pt" fo:language="de" fo:country="DE" fo:font-weight="bold" officeooo:rsid="000286cc" officeooo:paragraph-rsid="000286cc" style:font-size-asian="12pt" style:font-weight-asian="bold" style:font-name-complex="Helv" style:font-size-complex="12pt" style:font-weight-complex="bold"/>
    </style:style>
    <style:style style:name="T1" style:family="text">
      <style:text-properties fo:color="#000000" style:font-name="Helv" fo:font-size="12pt" fo:language="de" fo:country="DE" fo:font-weight="bold" style:font-size-asian="12pt" style:font-weight-asian="bold" style:font-name-complex="Helv" style:font-size-complex="12pt" style:font-weight-complex="bold"/>
    </style:style>
    <style:style style:name="T2" style:family="text">
      <style:text-properties fo:color="#000000" style:font-name="Helv" fo:font-size="12pt" fo:language="de" fo:country="DE" fo:font-weight="bold" officeooo:rsid="000286cc" style:font-size-asian="12pt" style:font-weight-asian="bold" style:font-name-complex="Helv" style:font-size-complex="12pt" style:font-weight-complex="bold"/>
    </style:style>
    <style:style style:name="T3" style:family="text">
      <style:text-properties fo:color="#000000" style:font-name="Helv" fo:font-size="10pt" fo:language="de" fo:country="DE" fo:font-weight="bold" style:font-size-asian="10pt" style:font-weight-asian="bold" style:font-name-complex="Helv" style:font-size-complex="10pt" style:font-weight-complex="bold"/>
    </style:style>
    <style:style style:name="T4" style:family="text">
      <style:text-properties fo:color="#000000" style:font-name="Helv" fo:font-size="10pt" fo:language="de" fo:country="DE" style:font-size-asian="10pt" style:font-name-complex="Helv" style:font-size-complex="10pt"/>
    </style:style>
    <style:style style:name="T5" style:family="text">
      <style:text-properties fo:color="#000000" style:font-name="Helv" fo:font-size="10pt" fo:language="de" fo:country="DE" style:text-underline-style="solid" style:text-underline-width="auto" style:text-underline-color="font-color" style:text-underline-mode="continuous" style:text-overline-mode="continuous" style:text-line-through-mode="continuous" style:font-size-asian="10pt" style:font-name-complex="Helv" style:font-size-complex="10pt"/>
    </style:style>
    <style:style style:name="T6" style:family="text">
      <style:text-properties fo:color="#000000" style:font-name="Courier" fo:font-size="10pt" fo:language="de" fo:country="DE" style:font-size-asian="10pt" style:font-name-complex="Courier" style:font-size-complex="10pt"/>
    </style:style>
    <style:style style:name="T7" style:family="text">
      <style:text-properties fo:color="#000000" style:font-name="Courier New" fo:font-size="10pt" fo:language="de" fo:country="DE" style:font-size-asian="10pt" style:font-name-complex="Courier New" style:font-size-complex="10pt"/>
    </style:style>
    <style:style style:name="T8" style:family="text">
      <style:text-properties style:font-name-asian="Helv"/>
    </style:style>
    <style:style style:name="T9" style:family="text">
      <style:text-properties officeooo:rsid="000286cc" style:font-name-asian="Helv"/>
    </style:style>
    <style:style style:name="T10" style:family="text">
      <style:text-properties officeooo:rsid="0004832f" style:font-name-asian="Helv"/>
    </style:style>
    <style:style style:name="T11" style:family="text">
      <style:text-properties officeooo:rsid="000575bf" style:font-name-asian="Helv"/>
    </style:style>
    <style:style style:name="T12" style:family="text">
      <style:text-properties fo:language="en" fo:country="US" officeooo:rsid="000286cc" style:font-name-asian="Helv"/>
    </style:style>
    <style:style style:name="T13" style:family="text">
      <style:text-properties fo:language="en" fo:country="US" officeooo:rsid="002055a5" style:font-name-asian="Helv"/>
    </style:style>
    <style:style style:name="T14" style:family="text">
      <style:text-properties fo:language="en" fo:country="US" officeooo:rsid="000575bf" style:font-name-asian="Helv"/>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Vorwort</text:p>
      <text:p text:style-name="P5"><text:span text:style-name="T8">CBL_GC_SOCKET / cob_socket </text:span><text:span text:style-name="T9">ist eine allgemein verwendbare Socket-Bibliothek, die für Kommunikation zwischen mehreren Prozessen </text:span><text:span text:style-name="T10">(ein Server mit unbegrenzter Zahl an Clients) </text:span><text:span text:style-name="T9">– auf derselben oder auf unterschiedlichen Maschinen – genutzt werden kann.<text:line-break/>Dies ist von COBOL (über den Namen CBL_GC_SOCKET und den alten Namen CBL_OC_SOCKET) und von C/C++ sowie allen Sprachen, die diese aufrufen können möglich.<text:line-break/></text:span><text:span text:style-name="T11">Da Kommunikation übr Sockets nicht auf ein spezifisches System beschränkt ist, kann es defür verwendet werden zwischen Programmen, die in unterschiedlichen Programmiersprachen geschrieben wurden, zu kommunizieren.</text:span><text:span text:style-name="T8"><text:line-break/></text:span><text:span text:style-name="T11">Es kann auch dafür verwendet werden, </text:span><text:span text:style-name="T13">ACU</text:span><text:span text:style-name="T12">COBOL-</text:span><text:span text:style-name="T13">GTs </text:span><text:span text:style-name="T14">System-Funkiont </text:span><text:span text:style-name="T12">C$SOCKET </text:span><text:span text:style-name="T13">in COBOL-</text:span><text:span text:style-name="T14">P</text:span><text:span text:style-name="T13">rogram</text:span><text:span text:style-name="T14">men</text:span><text:span text:style-name="T13"> </text:span><text:span text:style-name="T14">diverser Implementationen </text:span><text:span text:style-name="T13">(</text:span><text:span text:style-name="T14">e</text:span><text:span text:style-name="T13">inschließlich, aber nicht beschränkt auf GnuCOBOL, OpenCOBOL, ACUCOBOL-GT) </text:span><text:span text:style-name="T14">genutzt zu werden.</text:span></text:p>
      <text:p text:style-name="P2">Bereitgestellte Funktionen</text:p>
      <text:p text:style-name="P8"/>
      <text:p text:style-name="P6">1 Allgemein</text:p>
      <text:p text:style-name="P7">Unter COBOL wird immer dasselbe Modul gerufen. Über einen Funktionscode wird bestimmt welche Funktion durchgeführt werden soll. Das Modul muss über COB_PRE_LOAD geladen werden.</text:p>
      <text:p text:style-name="P7"/>
      <text:p text:style-name="P6">2 Aufruf und Auswertung</text:p>
      <text:p text:style-name="P7">Der Aufruf einer Funktion unter COBOL hat folgende Struktur:</text:p>
      <text:p text:style-name="P7"/>
      <text:p text:style-name="P4"><text:span text:style-name="Absatz-Standardschriftart"><text:span text:style-name="T6"><text:tab/>CALL "CBL_GC_SOCKET" </text:span></text:span></text:p>
      <text:p text:style-name="P10"><text:s text:c="11"/>USING Funktionscode [Parameter1 [, Parameter2 [, ...]]] </text:p>
      <text:p text:style-name="P4"><text:span text:style-name="Absatz-Standardschriftart"><text:span text:style-name="T6"><text:s text:c="11"/>GIVING Rückgabewert</text:span></text:span></text:p>
      <text:p text:style-name="P10"><text:tab/>END-CALL</text:p>
      <text:p text:style-name="P11"/>
      <text:p text:style-name="P7">Der Funktionscode ist ein PIC X(2). Die Anzahl und Form der Parameter ist abhängig von der jeweiligen Funktion. </text:p>
      <text:p text:style-name="P7"/>
      <text:p text:style-name="P7">Der Rückgabewert ist ein PIC 9(3) und sollte grundsätzlich ausgewertet werden, um mögliche Fehler zu erkennen. Es gibt folgende allgemeine Rückgabewerte, welche von allen Funktionen (bis auf Funktion 99) geliefert werden können:</text:p>
      <text:p text:style-name="P7"/>
      <table:table table:name="Tabelle1" table:style-name="Tabelle1">
        <table:table-column table:style-name="Tabelle1.A"/>
        <table:table-column table:style-name="Tabelle1.B"/>
        <table:table-row>
          <table:table-cell table:style-name="Tabelle1.A1" office:value-type="string">
            <text:p text:style-name="P13">Rückgabewert </text:p>
          </table:table-cell>
          <table:table-cell table:style-name="Tabelle1.A1" office:value-type="string">
            <text:p text:style-name="P13">Beschreibung</text:p>
          </table:table-cell>
        </table:table-row>
        <table:table-row>
          <table:table-cell table:style-name="Tabelle1.A1" office:value-type="string">
            <text:p text:style-name="P14">98</text:p>
          </table:table-cell>
          <table:table-cell table:style-name="Tabelle1.A1" office:value-type="string">
            <text:p text:style-name="P14">Allgemeiner Fehler in einer Funktion, der nicht näher spezifiziert werden kann. In einem solchen Fall kann der Aufruf der Funktion zum Ermitteln des letzten Betriebssystem-/Socket-Fehler (Code 99) weitere Informationen liefern.</text:p>
          </table:table-cell>
        </table:table-row>
        <table:table-row>
          <table:table-cell table:style-name="Tabelle1.A1" office:value-type="string">
            <text:p text:style-name="P14">99</text:p>
          </table:table-cell>
          <table:table-cell table:style-name="Tabelle1.A1" office:value-type="string">
            <text:p text:style-name="P14">Falscher Parameter oder falsche Parameteranzahl beim Aufruf einer Funktion.</text:p>
          </table:table-cell>
        </table:table-row>
      </table:table>
      <text:p text:style-name="P7"/>
      <text:p text:style-name="P16">Es ist zu beachten, dass bei Parametern, die durch den Aufruf der Funktion gefüllt werden keine Konstanten zu verwenden sind !!!</text:p>
      <text:p text:style-name="P6"/>
      <text:p text:style-name="P6">3 Standard-Funktionen</text:p>
      <text:p text:style-name="P7">Die folgenden Funktionen sind für allgemeine die Socket-Kommunikation geeignet.</text:p>
      <text:p text:style-name="P7"/>
      <table:table table:name="Tabelle2" table:style-name="Tabelle2">
        <table:table-column table:style-name="Tabelle2.A"/>
        <table:table-column table:style-name="Tabelle2.B"/>
        <table:table-row>
          <table:table-cell table:style-name="Tabelle2.A1" office:value-type="string">
            <text:p text:style-name="P13">Funktionscode </text:p>
          </table:table-cell>
          <table:table-cell table:style-name="Tabelle2.A1" office:value-type="string">
            <text:p text:style-name="P13">Beschreibung</text:p>
          </table:table-cell>
        </table:table-row>
        <table:table-row>
          <table:table-cell table:style-name="Tabelle2.A2" office:value-type="string">
            <text:p text:style-name="P14">00</text:p>
          </table:table-cell>
          <table:table-cell table:style-name="Tabelle2.A1" table:number-rows-spanned="2" office:value-type="string">
            <text:p text:style-name="P14">Öffnet einen Server-Socket auf dem spezifizierten Port. Bei Erfolg wird im 2. Parameter der Server-Socket-Handle gespeichert der für spätere Aktionen notwendig ist</text:p>
            <text:p text:style-name="P14"/>
            <text:p text:style-name="P12"><text:span text:style-name="Absatz-Standardschriftart"><text:span text:style-name="T3">Hinweis: </text:span></text:span><text:span text:style-name="Absatz-Standardschriftart"><text:span text:style-name="T4">Bereits nach dem Erfolg dieser Funktionen können sich Clients zu dem Socket verbinden und auch Daten senden. Die Funktionen 01 und 07 nehmen lediglich die aufgelaufenen Verbindungen aus der Warterschleife um damit arbeiten zu können.</text:span></text:span></text:p>
            <text:p text:style-name="P14"><text:soft-page-break/></text:p>
            <text:p text:style-name="P14">Parameter 1: Portnummer, PIC X(5), IN</text:p>
            <text:p text:style-name="P14">Parameter 2: Server-Socket-Handle, PIC X(4), OUT</text:p>
            <text:p text:style-name="P14"/>
            <text:p text:style-name="P14">Rückgabewert:</text:p>
            <text:p text:style-name="P14">0 - Erfolg</text:p>
            <text:p text:style-name="P14">1 - Port ist nicht verfügbar/Server läuft schon</text:p>
            <text:p text:style-name="P14">2 - Ungültiger Verbindungs-Handle/Keine Verbindung</text:p>
            <text:p text:style-name="P14"/>
          </table:table-cell>
        </table:table-row>
        <table:table-row>
          <table:table-cell table:style-name="Tabelle2.A3" office:value-type="string">
            <text:p text:style-name="P15"><text:line-break/><text:line-break/>O<text:line-break/>P<text:line-break/>E<text:line-break/><text:soft-page-break/>N</text:p>
          </table:table-cell>
          <table:covered-table-cell/>
        </table:table-row>
        <table:table-row>
          <table:table-cell table:style-name="Tabelle2.A2" office:value-type="string">
            <text:p text:style-name="P14">01, 07</text:p>
          </table:table-cell>
          <table:table-cell table:style-name="Tabelle2.A1" table:number-rows-spanned="2" office:value-type="string">
            <text:p text:style-name="P14">Wartet auf eine Verbindung von einem Client. Diese Funktion kann nur mit einem Server-Socket-Handle aufgerufen werden. </text:p>
            <text:p text:style-name="P14"/>
            <text:p text:style-name="P14">Bei Erfolg wird bei Funktion 01 der Server-Socket geschlossen und im 1. Parameter der Verbindungs-Handle gespeichert. Bei Funktion 07 bleibt der Server-Socket offen und der Verbindungshandle wird im zweiten Parameter gespeichert.</text:p>
            <text:p text:style-name="P14"/>
            <text:p text:style-name="P14">Der Verbindungshandle wird für spätere Aktionen benötigt.</text:p>
            <text:p text:style-name="P14"/>
            <text:p text:style-name="P14">Funktion 01:</text:p>
            <text:p text:style-name="P14">Parameter 1: Server-Socket-/Verbindungs-Handle, PIC X(4), IN/OUT </text:p>
            <text:p text:style-name="P14"/>
            <text:p text:style-name="P14">Funktion 07:</text:p>
            <text:p text:style-name="P14">Parameter 1: Server-Socket-Handle, PIC X(4), IN</text:p>
            <text:p text:style-name="P14">Parameter 2: Verbindungs-Handle, PIC X(4), OUT</text:p>
            <text:p text:style-name="P14"/>
            <text:p text:style-name="P14">Rückgabewert:</text:p>
            <text:p text:style-name="P14">0 - Erfolg</text:p>
            <text:p text:style-name="P14">1 - Kein Socket geöffnet</text:p>
            <text:p text:style-name="P14">2 - Socket "horcht" nicht</text:p>
            <text:p text:style-name="P14"/>
          </table:table-cell>
        </table:table-row>
        <table:table-row>
          <table:table-cell table:style-name="Tabelle2.A3" office:value-type="string">
            <text:p text:style-name="P15"><text:line-break/><text:line-break/><text:line-break/>A<text:line-break/>C<text:line-break/>C<text:line-break/>E<text:line-break/>P<text:line-break/>T</text:p>
          </table:table-cell>
          <table:covered-table-cell/>
        </table:table-row>
        <table:table-row>
          <table:table-cell table:style-name="Tabelle2.A2" office:value-type="string">
            <text:p text:style-name="P14">02<text:line-break/></text:p>
          </table:table-cell>
          <table:table-cell table:style-name="Tabelle2.A1" table:number-rows-spanned="2" office:value-type="string">
            <text:p text:style-name="P14">Verbindet sich zu einem Server(-Socket). Bei Erfolg wird der Verbindungshandle im 3. Parameter gespeichert.</text:p>
            <text:p text:style-name="P14"/>
            <text:p text:style-name="P14">Der Verbindungshandle wird für spätere Aktionen benötigt.</text:p>
            <text:p text:style-name="P14"/>
            <text:p text:style-name="P14">Parameter 1: IP-Adresse, PIC X(15), IN</text:p>
            <text:p text:style-name="P14">Parameter 2: Port, PIC X(5), IN</text:p>
            <text:p text:style-name="P14">Parameter 3: Verbindungs-Handle, PIC X(4), OUT</text:p>
            <text:p text:style-name="P14"/>
            <text:p text:style-name="P14">Rückgabewert:</text:p>
            <text:p text:style-name="P14">0 - Erfolg</text:p>
            <text:p text:style-name="P14">1 - Adresse/Port nicht erreichbar/Gegenseite nicht bereit</text:p>
            <text:p text:style-name="P14">2 - Verbindung besteht bereits</text:p>
            <text:p text:style-name="P14">3 - Ungültiger Verbindungs-Handle/Keine Verbindung</text:p>
          </table:table-cell>
        </table:table-row>
        <table:table-row>
          <table:table-cell table:style-name="Tabelle2.A3" office:value-type="string">
            <text:p text:style-name="P15">C<text:line-break/>O<text:line-break/>N<text:line-break/>N<text:line-break/>E<text:line-break/>C<text:line-break/>T<text:line-break/><text:line-break/></text:p>
          </table:table-cell>
          <table:covered-table-cell/>
        </table:table-row>
        <table:table-row>
          <table:table-cell table:style-name="Tabelle2.A2" office:value-type="string">
            <text:p text:style-name="P14">03</text:p>
          </table:table-cell>
          <table:table-cell table:style-name="Tabelle2.A1" table:number-rows-spanned="2" office:value-type="string">
            <text:p text:style-name="P17">Sendet Daten über einen gültigen Verbindungs-Handle.</text:p>
            <text:p text:style-name="P17"/>
            <text:p text:style-name="P17">Parameter 1: Verbindungs-Handle, PIC X(4), IN</text:p>
            <text:p text:style-name="P17">Parameter 2: Anzahl der zu senden Bytes, PIC X(5), IN</text:p>
            <text:p text:style-name="P17">Parameter 3: Daten die gesendet werden sollen, PIC X(n), IN</text:p>
            <text:p text:style-name="P17"/>
            <text:p text:style-name="P17">Rückgabewert:</text:p>
            <text:p text:style-name="P17">0 - Erfolg</text:p>
            <text:p text:style-name="P17">2 - Es wurden weniger Bytes gesendet als gewünscht</text:p>
            <text:p text:style-name="P14">3 - Ungültiger Verbindungs-Handle/Keine Verbindung (Achtung, bei dieser Konstellation wird teilweise auch "98 - Allgemeiner Fehler" zurückgegeben)</text:p>
            <text:p text:style-name="P14">4 - Anzahl der Byte überschreitet Limit des Betriebssystems</text:p>
            <text:p text:style-name="P14"/>
          </table:table-cell>
        </table:table-row>
        <table:table-row>
          <table:table-cell table:style-name="Tabelle2.A3" office:value-type="string">
            <text:p text:style-name="P15"><text:line-break/><text:line-break/>W<text:line-break/>R<text:line-break/>I<text:line-break/>T<text:line-break/>E<text:line-break/><text:line-break/></text:p>
          </table:table-cell>
          <table:covered-table-cell/>
        </table:table-row>
        <table:table-row>
          <table:table-cell table:style-name="Tabelle2.A2" office:value-type="string">
            <text:p text:style-name="P14">04, 08</text:p>
          </table:table-cell>
          <table:table-cell table:style-name="Tabelle2.A1" table:number-rows-spanned="2" office:value-type="string">
            <text:p text:style-name="P14">Empfängt Daten über ein gültiges Verbindungs-Handle. Bei Funktion 08 kann ein Timeout in Millisekunden angegeben werden um nur eine bestimmte Zeitspanne auf ankommende Daten zu warten. Bei Timout Null oder Funktion <text:soft-page-break/>04 wird endlos gewartet. Nach dem Empfang wird die Anzahl der Byte die empfangen wurden in Parameter 2 gespeichert. </text:p>
            <text:p text:style-name="P14"/>
            <text:p text:style-name="P14">Parameter 1: Verbindungs-Handle, PIC X(4), IN</text:p>
            <text:p text:style-name="P14">Parameter 2: Anzahl der (zu) empfangenen Bytes, <text:s/>PIC X(5), IN/OUT</text:p>
            <text:p text:style-name="P14">Parameter 3: Puffer für die empfangenen Daten, PIC X(n), OUT</text:p>
            <text:p text:style-name="P14"/>
            <text:p text:style-name="P14">Nur Funktion 08:</text:p>
            <text:p text:style-name="P14">Parameter 4: Timeout in Millisekunden, PIC X(6), IN</text:p>
            <text:p text:style-name="P14"/>
            <text:p text:style-name="P14">Rückgabewert:</text:p>
            <text:p text:style-name="P14">0 - Erfolg</text:p>
            <text:p text:style-name="P14">1 - Es wurde versucht mehr als 64000 Bytes zu empfangen</text:p>
            <text:p text:style-name="P14">2 - Es wurden weniger Bytes empfangen als gewünscht</text:p>
            <text:p text:style-name="P14">3 - Ungültiger Verbindungs-Handle/Keine Verbindung (Achtung, bei dieser Konstellation wird teilweise auch "98 - Allgemeiner Fehler" zurückgegeben)</text:p>
            <text:p text:style-name="P14"/>
            <text:p text:style-name="P14">Nur Funktion 08:</text:p>
            <text:p text:style-name="P14">4- Timeout abgelaufen</text:p>
            <text:p text:style-name="P14"/>
          </table:table-cell>
        </table:table-row>
        <table:table-row>
          <table:table-cell table:style-name="Tabelle2.A3" office:value-type="string">
            <text:p text:style-name="P15"><text:line-break/><text:soft-page-break/><text:line-break/><text:line-break/><text:line-break/>R<text:line-break/>E<text:line-break/>A<text:line-break/>D</text:p>
          </table:table-cell>
          <table:covered-table-cell/>
        </table:table-row>
        <table:table-row>
          <table:table-cell table:style-name="Tabelle2.A2" office:value-type="string">
            <text:p text:style-name="P14">05</text:p>
          </table:table-cell>
          <table:table-cell table:style-name="Tabelle2.A1" table:number-rows-spanned="2" office:value-type="string">
            <text:p text:style-name="P14">Daten senden und auf Empfang warten. Diese Funktion ist eine Kombination der Funktionen 03 und 04. </text:p>
            <text:p text:style-name="P14"/>
            <text:p text:style-name="P14">Parameter 1: Verbindungs-Handle, PIC X(4), IN</text:p>
            <text:p text:style-name="P14">Parameter 2: Anzahl der zu sendenen Bytes, PIC X(5), IN</text:p>
            <text:p text:style-name="P14">Parameter 3: Anzahl der (zu) empfangenen Bytes, PIC X(5), IN/OUT</text:p>
            <text:p text:style-name="P14">Parameter 4: Puffer für die zu sendenen/empfangenen Daten</text:p>
            <text:p text:style-name="P14"/>
            <text:p text:style-name="P14">Rückgabewert:</text:p>
            <text:p text:style-name="P14">0 - Erfolg</text:p>
            <text:p text:style-name="P14">1 - Es wurden weniger Bytes gesendet als gewünscht</text:p>
            <text:p text:style-name="P14">2 - Zu sendende Daten überschreiten das Limit des Betriebssystems</text:p>
            <text:p text:style-name="P14">3 - Es wurde versucht mehr als 64000 Bytes zu empfangen</text:p>
            <text:p text:style-name="P14">4 - Es wurden weniger Bytes empfangen als gewünscht</text:p>
            <text:p text:style-name="P14">5- Ungültiger Verbindungs-Handle/Keine Verbindung</text:p>
            <text:p text:style-name="P14"/>
          </table:table-cell>
        </table:table-row>
        <table:table-row>
          <table:table-cell table:style-name="Tabelle2.A3" office:value-type="string">
            <text:p text:style-name="P15"><text:line-break/>W<text:line-break/>R<text:line-break/>I<text:line-break/>T<text:line-break/>E<text:line-break/>–<text:line-break/>A<text:line-break/>N<text:line-break/>D<text:line-break/>–<text:line-break/>R<text:line-break/>E<text:line-break/>A<text:line-break/>D<text:line-break/></text:p>
          </table:table-cell>
          <table:covered-table-cell/>
        </table:table-row>
        <table:table-row>
          <table:table-cell table:style-name="Tabelle2.A2" office:value-type="string">
            <text:p text:style-name="P14">06</text:p>
          </table:table-cell>
          <table:table-cell table:style-name="Tabelle2.A1" table:number-rows-spanned="2" office:value-type="string">
            <text:p text:style-name="P14">Schließt eine Verbindung oder einen Server-Socket.</text:p>
            <text:p text:style-name="P14"/>
            <text:p text:style-name="P14">Parameter 1: Server-Socket/Verbindung-Handle, PIC X(4), IN</text:p>
            <text:p text:style-name="P14"/>
            <text:p text:style-name="P14">Rückgabewert:</text:p>
            <text:p text:style-name="P14">0 - Erfolg</text:p>
            <text:p text:style-name="P14">1 - Ungültiger Verbindungs-Handle/Keine Verbindung</text:p>
            <text:p text:style-name="P14"><text:line-break/><text:line-break/><text:line-break/></text:p>
          </table:table-cell>
        </table:table-row>
        <table:table-row>
          <table:table-cell table:style-name="Tabelle2.A3" office:value-type="string">
            <text:p text:style-name="P15"><text:line-break/>C<text:line-break/>L<text:line-break/>O<text:line-break/>S<text:line-break/>E<text:line-break/></text:p>
          </table:table-cell>
          <table:covered-table-cell/>
        </table:table-row>
        <table:table-row>
          <table:table-cell table:style-name="Tabelle2.A2" office:value-type="string">
            <text:p text:style-name="P14">09, 10</text:p>
          </table:table-cell>
          <table:table-cell table:style-name="Tabelle2.A1" table:number-rows-spanned="2" office:value-type="string">
            <text:p text:style-name="P14">Wartet auf eine eingehende Verbindung eines Server-Sockets oder eingehende Daten auf einer der intern verwalteten bestehenden Verbindungen. Geliefert wird die neu verbundende Socket-Verbindung bzw. die Verbindung, die Daten bereit hält. Bei Timeout 0 oder Funktion 09 wird endlos gewartet.</text:p>
            <text:p text:style-name="P14"/>
            <text:p text:style-name="P12"><text:span text:style-name="Absatz-Standardschriftart"><text:span text:style-name="T3">Hinweis: </text:span></text:span><text:span text:style-name="Absatz-Standardschriftart"><text:span text:style-name="T4">Alle über diese Funktionen akzeptierten Verbindungen werden intern in einem Pool gespeichert und verwaltet. Die Anzahl ist theoretisch </text:span></text:span><text:soft-page-break/><text:span text:style-name="Absatz-Standardschriftart"><text:span text:style-name="T4">nicht begrenzt. Damit die Handles im Pool konsistent bleiben, ist es wichtig nicht mehr benötigte Verbindungs-Handles explizit mit der Funktion 06 zu schliessen. Damit werden Verbindungen aus dem Pool entfernt auch wenn <text:s/>das Schliessen aufgrund eines Fehlers scheitert.</text:span></text:span></text:p>
            <text:p text:style-name="P14"/>
            <text:p text:style-name="P14">Parameter 1: Server-Socket, PIC X(4), IN</text:p>
            <text:p text:style-name="P14">Parameter 2: Verbindungs-Handle, PIC X(4), OUT</text:p>
            <text:p text:style-name="P14"/>
            <text:p text:style-name="P14">Nur Funktion 10:</text:p>
            <text:p text:style-name="P14">Parameter 3: Timeout in Millisekunden, PIC X(6), IN</text:p>
            <text:p text:style-name="P14"/>
            <text:p text:style-name="P14">Rückgabewert:</text:p>
            <text:p text:style-name="P14">0 - Erfolg</text:p>
            <text:p text:style-name="P14">1 - Kein (Server-)Socket geöffnet</text:p>
            <text:p text:style-name="P14">2 - Socket "horcht" nicht</text:p>
            <text:p text:style-name="P14">3 - Server-Socket ist in der Menge der aktiven Verbindungen</text:p>
            <text:p text:style-name="P14">4 - Eine der aktiven Verbindungen/der Server-Socket ist ungültig</text:p>
            <text:p text:style-name="P14"/>
            <text:p text:style-name="P14">Nur Funktion 10:</text:p>
            <text:p text:style-name="P14">5 - Timout abgelaufen</text:p>
            <text:p text:style-name="P14"/>
          </table:table-cell>
        </table:table-row>
        <table:table-row>
          <table:table-cell table:style-name="Tabelle2.A3" office:value-type="string">
            <text:p text:style-name="P15"><text:line-break/><text:line-break/><text:line-break/><text:line-break/>N<text:line-break/><text:soft-page-break/>E<text:line-break/>X<text:line-break/>T<text:line-break/>–<text:line-break/>R<text:line-break/>E<text:line-break/>A<text:line-break/>D</text:p>
          </table:table-cell>
          <table:covered-table-cell/>
        </table:table-row>
        <table:table-row>
          <table:table-cell table:style-name="Tabelle2.A2" office:value-type="string">
            <text:p text:style-name="P14">98, 99</text:p>
          </table:table-cell>
          <table:table-cell table:style-name="Tabelle2.A1" table:number-rows-spanned="2" office:value-type="string">
            <text:p text:style-name="P14">Liefert den letzten Fehler des Betriebssystems bzw. der Socket-Schicht. Funktion 98 bietet die Möglichkeit neben dem Fehlercode auch einen beschreibenden Text des Fehlers zu liefern.</text:p>
            <text:p text:style-name="P14"/>
            <text:p text:style-name="P12"><text:span text:style-name="Absatz-Standardschriftart"><text:span text:style-name="T3">Hinweis:</text:span></text:span><text:span text:style-name="Absatz-Standardschriftart"><text:span text:style-name="T4"> Bei Funktion 98 wird </text:span></text:span><text:span text:style-name="Absatz-Standardschriftart"><text:span text:style-name="T5">nicht</text:span></text:span><text:span text:style-name="Absatz-Standardschriftart"><text:span text:style-name="T4"> geprüft ob ein Puffer übergeben wurde weil Fehler-Code 99 auch vom Betriebssystem verwendet wird und deshalb nicht von "CBL_GC_SOCKET " in dieser Situation zurück gegeben werden kann. <text:line-break/>Teilweise enthält der Fehlertext einen Zeilenumbruch. Soll dieser Text in ein Protokoll ausgegeben werden, ist ein "</text:span></text:span><text:span text:style-name="Absatz-Standardschriftart"><text:span text:style-name="T7">inspect Puffer converting x'0D0A' to spaces</text:span></text:span><text:span text:style-name="Absatz-Standardschriftart"><text:span text:style-name="T4">" sinnvoll</text:span></text:span></text:p>
            <text:p text:style-name="P14"/>
            <text:p text:style-name="P14">Nur Funktion 98:</text:p>
            <text:p text:style-name="P14">Parameter 1: Puffer für Fehler in Textform, PIC X(256), OUT</text:p>
            <text:p text:style-name="P14"/>
            <text:p text:style-name="P14">Rückgabewert:</text:p>
            <text:p text:style-name="P14">Letzter Fehlercode, PIC X(3), OUT</text:p>
            <text:p text:style-name="P14"/>
          </table:table-cell>
        </table:table-row>
        <table:table-row>
          <table:table-cell table:style-name="Tabelle2.A3" office:value-type="string">
            <text:p text:style-name="P15"><text:line-break/>S<text:line-break/>H<text:line-break/>O<text:line-break/>W<text:line-break/>–<text:line-break/>E<text:line-break/>R<text:line-break/>R<text:line-break/>O<text:line-break/>R<text:line-break/></text:p>
          </table:table-cell>
          <table:covered-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Helv" svg:font-family="Helv"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423cm" fo:margin-bottom="0.212cm" loext:contextual-spacing="false" fo:line-height="100%" fo:text-align="center" style:justify-single-word="false" style:text-autospace="none"/>
    </style:style>
    <style:style style:name="MP2" style:family="paragraph" style:parent-style-name="Header">
      <style:text-properties fo:language="de" fo:country="DE"/>
    </style:style>
    <style:style style:name="MT1" style:family="text">
      <style:text-properties fo:color="#000000" style:font-name="Helv" fo:font-size="12pt" fo:language="de" fo:country="DE" fo:font-weight="bold" style:font-size-asian="12pt" style:font-weight-asian="bold" style:font-name-complex="Helv" style:font-size-complex="12pt" style:font-weight-complex="bold"/>
    </style:style>
    <style:style style:name="MT2" style:family="text">
      <style:text-properties fo:color="#000000" style:font-name="Helv" fo:font-size="12pt" fo:language="de" fo:country="DE" fo:font-weight="bold" officeooo:rsid="000286cc" style:font-size-asian="12pt" style:font-weight-asian="bold" style:font-name-complex="Helv"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CBL_GC_SOCKET / </text:span></text:span><text:span text:style-name="Absatz-Standardschriftart"><text:span text:style-name="MT2">cob_socket</text:span></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16-06-24T15:21:00Z</meta:creation-date>
    <dc:date>2019-08-19T22:38:51.047000000</dc:date>
    <meta:editing-cycles>9</meta:editing-cycles>
    <meta:editing-duration>PT25M18S</meta:editing-duration>
    <dc:title>CBL_GC_SOCKET / cob_socket</dc:title>
    <meta:keyword>CBL_GC_SOCKET cob_socket CBL_OC_SOCKET socket ipc IP port</meta:keyword>
    <meta:document-statistic meta:table-count="2" meta:image-count="0" meta:object-count="0" meta:page-count="4" meta:paragraph-count="133" meta:word-count="1180" meta:character-count="8056" meta:non-whitespace-character-count="6937"/>
    <meta:template xlink:type="simple" xlink:actuate="onRequest" xlink:title="" xlink:href="Normal.dotm"/>
  </office:meta>
</office:document-meta>
</file>